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3</text:span><text:span text:style-name="T1">9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5"><text:span text:style-name="T7">0</text:span>-<text:span text:style-name="T4">возврат в </text:span>EVO Reset Service<text:span text:style-name="T4">.</text:span>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oft-page-break/><text:span text:style-name="T7">W</text:span><text:span text:style-name="T4">-триггерное переключение режима </text:span>Turbo;</text:p>
      <text:p text:style-name="P17">L<text:span text:style-name="T4">-</text:span><text:span text:style-name="T5">переключение загрузки с магнитофонного входа или эмуляция загрузки;</text:span></text:p>
      <text:p text:style-name="P17">G<text:span text:style-name="T8">-</text:span><text:span text:style-name="T5">разрешение сброса в </text:span><text:span text:style-name="T8">Gluk Reset Service;</text:span></text:p>
      <text:p text:style-name="P15"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M</text:span>-<text:span text:style-name="T4">редактор </text:span>CMOS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Вызов прошивки <text:span text:style-name="T1">GLUK Reset Service</text:span></text:p>
      <text:p text:style-name="P13"><text:span text:style-name="T1"/></text:p>
      <text:p text:style-name="P11">Начиная с версии 0.39 можно использовать эту прошивку, тем кому она больше нравится. Для вызова необходимо клавишей <text:span text:style-name="T1">«G» </text:span>перевести соответствующую опцию в положение <text:span text:style-name="T1">«on» </text:span>и при следующем сбросе прошивка будет доступна для использования. </text:p>
      <text:p text:style-name="P11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3"><text:soft-page-break/></text:p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</text:span><text:span text:style-name="T8">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</text:span><text:span text:style-name="T8">файлов для вывода роизводится по расширению, для </text:span><text:span text:style-name="T3">SCL </text:span><text:span text:style-name="T8">образов делается проверка на наличие </text:span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1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1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Редактор ячеек <text:span text:style-name="T1">CMOS.</text:span></text:p>
      <text:p text:style-name="P11"/>
      <text:p text:style-name="P11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1">Следующие клавиши предназначены:</text:p>
      <text:p text:style-name="P15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5"><text:span text:style-name="T7">S</text:span><text:span text:style-name="T4">-сохранение отредактированного;</text:span></text:p>
      <text:p text:style-name="P15"><text:span text:style-name="T7">X</text:span><text:span text:style-name="T4">-выход из редактора.</text:span></text:p>
      <text:p text:style-name="P11"/>
      <text:p text:style-name="P13">Состояние памяти при запуске <text:span text:style-name="T1">HOBETA </text:span>файлов.</text:p>
      <text:p text:style-name="P13"><text:soft-page-break/></text:p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следующие значения, биты:</text:p>
      <text:p text:style-name="P11"><text:tab/><text:tab/>7 - 1=<text:span text:style-name="T1">TURBO OFF, 0=TURBO ON</text:span>;</text:p>
      <text:p text:style-name="P11"><text:tab/><text:tab/>2 - 0<text:span text:style-name="T1">-</text:span>2=128Кб, 1=48Кб, 0=1Мб по стандарту Пентагона<text:span text:style-name="T1">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  <text:p text:style-name="P11">- 0<text:span text:style-name="T1">xEF<text:tab/></text:span>хранит следующие значения, биты:</text:p>
      <text:p text:style-name="P11"><text:tab/><text:tab/>7 - <text:span text:style-name="T1">1=</text:span>эмуляция загрузки с кассеты, 0=загрузка с магнитофонного входа;</text:p>
      <text:p text:style-name="P11"><text:tab/><text:tab/>6 <text:span text:style-name="T1">-</text:span> 1=разрешен сброс в <text:span text:style-name="T1">GLUK Service, </text:span>0=сброс в <text:span text:style-name="T1">EVO Service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5-09T14:39:14.31</dc:date>
    <meta:editing-duration>P1DT7H47M15S</meta:editing-duration>
    <meta:editing-cycles>96</meta:editing-cycles>
    <meta:generator>LibreOffice/3.3$Win32 LibreOffice_project/330m19$Build-202</meta:generator>
    <meta:document-statistic meta:table-count="0" meta:image-count="0" meta:object-count="0" meta:page-count="4" meta:paragraph-count="100" meta:word-count="1376" meta:character-count="10165"/>
  </office:meta>
</office:document-meta>
</file>